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0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9" style:family="text">
      <style:text-properties fo:language="en" fo:country="US" fo:background-color="transparent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style:font-name-complex="Symbol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4" style:family="text">
      <style:text-properties style:text-position="super 58%" style:text-underline-style="none" style:font-name-asian="Times New Roman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b 58%" fo:language="en" fo:country="US" style:font-name-complex="Arial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0% 100%" fo:font-style="italic" style:font-style-asian="italic" style:font-name-complex="Symbol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style:font-name="Liberation Serif" style:font-name-asian="Times New Roman" style:font-name-complex="Liberation Serif"/>
    </style:style>
    <style:style style:name="T46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ALIBRATION CERTIFICATE</text:p>
      <text:p text:style-name="P35"><text:span text:style-name="T4">Type: </text:span><text:span text:style-name="T3">Radiation monitor AT6131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9">/</text:span><text:span text:style-name="T17">N</text:span><text:span text:style-name="T39">: </text:span><text:span text:style-name="T17"><text:s text:c="2"/></text:span><text:span text:style-name="T40">$allSerial</text:span></text:p>
      <text:p text:style-name="P10"/>
      <text:p text:style-name="P3">Measurement limits: </text:p>
      <text:p text:style-name="Standard"><text:span text:style-name="T6">γ: </text:span><text:span text:style-name="T10">from 0.1 </text:span><text:span text:style-name="T34">µ</text:span><text:span text:style-name="T10">Sv/h to 10 mSv/h, </text:span></text:p>
      <text:p text:style-name="P4"><text:span text:style-name="T45">β</text:span><text:span text:style-name="T46">: from </text:span><text:span text:style-name="T33">0,5 </text:span><text:span text:style-name="T46">Bq/cm</text:span><text:span text:style-name="T24">2</text:span><text:span text:style-name="T33"> </text:span><text:span text:style-name="T46">to 500 Bq/cm</text:span><text:span text:style-name="T24">2</text:span></text:p>
      <text:p text:style-name="P7"/>
      <text:p text:style-name="P4"><text:span text:style-name="T41">Measurement error: </text:span><text:span text:style-name="T42">±</text:span><text:span text:style-name="T43">20</text:span> %</text:p>
      <text:p text:style-name="P17"/>
      <text:p text:style-name="P3">Operating conditions: </text:p>
      <text:p text:style-name="P41"><text:span text:style-name="T16">- Air temperature<text:tab/></text:span><text:span text:style-name="T35"><text:tab/><text:tab/><text:tab/><text:tab/>+</text:span><text:span text:style-name="T16">$temp</text:span><text:span text:style-name="T35"> °</text:span><text:span text:style-name="T16">C</text:span></text:p>
      <text:p text:style-name="P41"><text:span text:style-name="T16">- Atmospheric pressure<text:tab/></text:span><text:span text:style-name="T16"><text:tab/><text:tab/><text:tab/>98,5 kPa</text:span></text:p>
      <text:p text:style-name="P41"><text:span text:style-name="T16">- Relative humidity<text:tab/><text:tab/></text:span><text:span text:style-name="T16"><text:tab/><text:tab/>$vlag %</text:span></text:p>
      <text:p text:style-name="P42">- Gamma radiation background<text:tab/><text:tab/><text:tab/>$bground <text:s/>nSv/h</text:p>
      <text:p text:style-name="Standard"><text:span text:style-name="Знак_20_примечания"><text:span text:style-name="T44"/></text:span></text:p>
      <text:p text:style-name="P34"><text:span text:style-name="Знак_20_примечания"><text:span text:style-name="T12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31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4">Dose rate at check point</text:span> <text:span text:style-name="T25">Ḣ</text:span><text:span text:style-name="T27">oi</text:span><text:span text:style-name="T36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4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9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9">Relative gamma radiation <text:s/>measurement</text:span> <text:span text:style-name="T14">error</text:span><text:span text:style-name="T5">, </text:span><text:span text:style-name="T32">θ</text:span><text:span text:style-name="T30">пр</text:span><text:span text:style-name="T27">i</text:span><text:span text:style-name="T31">,</text:span> %</text:p>
          </table:table-cell>
          <table:table-cell table:style-name="t1.B2" table:number-rows-spanned="3" office:value-type="string">
            <text:p text:style-name="P26"><text:span text:style-name="T14">Confidence limit of the intrinsic <text:s/>relative error</text:span> <text:span text:style-name="T20">Δ</text:span><text:span text:style-name="T27">i</text:span><text:span text:style-name="T14">,</text:span> % </text:p>
          </table:table-cell>
          <table:table-cell table:style-name="t1.K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<text:span text:style-name="T14">Back-ground</text:span>, <text:span text:style-name="T15">nSv</text:span><text:span text:style-name="T25">/</text:span><text:span text:style-name="T15">h</text:span></text:p>
          </table:table-cell>
          <table:table-cell table:style-name="t1.D3" table:number-columns-spanned="3" office:value-type="string">
            <text:p text:style-name="P29"><text:span text:style-name="T14">Measured value</text:span> <text:span text:style-name="T25">Ḣ</text:span><text:span text:style-name="T22">*</text:span><text:span text:style-name="T27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9"><text:span text:style-name="T14">Average value</text:span>, <text:span text:style-name="T15">H</text:span><text:span text:style-name="T27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5">H</text:span><text:span text:style-name="T26">1</text:span></text:p>
          </table:table-cell>
          <table:table-cell table:style-name="t1.D3" office:value-type="string">
            <text:p text:style-name="P29"><text:span text:style-name="T15">H</text:span><text:span text:style-name="T26">2</text:span></text:p>
          </table:table-cell>
          <table:table-cell table:style-name="t1.D3" office:value-type="string">
            <text:p text:style-name="P29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31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0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31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16">Surfase activity, </text:span><text:span text:style-name="T21">φ </text:span><text:span text:style-name="T29">Ri</text:span><text:span text:style-name="T16">, </text:span><text:span text:style-name="T18">Bq/cm</text:span><text:span text:style-name="T23">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9"><text:span text:style-name="T14">Measured radiation s</text:span><text:span text:style-name="T16">urfase activity, </text:span><text:span text:style-name="T21">φ </text:span><text:span text:style-name="T29">Ri</text:span><text:span text:style-name="T16">, </text:span><text:span text:style-name="T18">Bq/cm</text:span><text:span text:style-name="T23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19">Relative <text:s/>measure-ment</text:span> <text:span text:style-name="T14">error</text:span></text:p>
            <text:p text:style-name="P24"><text:span text:style-name="T32">θ</text:span><text:span text:style-name="T30">пр</text:span><text:span text:style-name="T27">i</text:span><text:span text:style-name="T31">,</text:span> %</text:p>
          </table:table-cell>
          <table:table-cell table:style-name="b1.B2" table:number-rows-spanned="3" office:value-type="string">
            <text:p text:style-name="P26"><text:span text:style-name="T14">Confidence limit of the intrinsic <text:s/>relative error</text:span> <text:span text:style-name="T20">Δ</text:span><text:span text:style-name="T27">i</text:span><text:span text:style-name="T14">,</text:span> % </text:p>
          </table:table-cell>
          <table:table-cell table:style-name="b1.I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9"><text:span text:style-name="T14">Measured value</text:span> <text:span text:style-name="T37">φ</text:span><text:span text:style-name="T28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9"><text:span text:style-name="T14">Average value</text:span>, <text:span text:style-name="T37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8"><text:span text:style-name="T38">φ</text:span><text:span text:style-name="T26">1</text:span></text:p>
          </table:table-cell>
          <table:table-cell table:style-name="b1.C4" office:value-type="string">
            <text:p text:style-name="P39"><text:span text:style-name="T37">φ</text:span><text:span text:style-name="T26">2</text:span></text:p>
          </table:table-cell>
          <table:table-cell table:style-name="b1.C4" office:value-type="string">
            <text:p text:style-name="P39"><text:span text:style-name="T37">φ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1">1</text:span></text:p>
          </table:table-cell>
          <table:table-cell table:style-name="b1.C3" office:value-type="string">
            <text:p text:style-name="P15">β1-3<text:span text:style-name="T31">1</text:span>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31">2</text:span></text:p>
          </table:table-cell>
          <table:table-cell table:style-name="b1.B7" office:value-type="string">
            <text:p text:style-name="P15">β1-3<text:span text:style-name="T31">2</text:span></text:p>
          </table:table-cell>
          <table:table-cell table:style-name="b1.B7" office:value-type="string">
            <text:p text:style-name="P14"><text:span text:style-name="T14">β</text:span>1-62</text:p>
          </table:table-cell>
          <table:table-cell table:style-name="b1.B7" office:value-type="string">
            <text:p text:style-name="P14"><text:span text:style-name="T14">β</text:span>1-72</text:p>
          </table:table-cell>
          <table:table-cell table:style-name="b1.B7" office:value-type="string">
            <text:p text:style-name="P14"><text:span text:style-name="T14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4">β</text:span>1-12</text:p>
          </table:table-cell>
          <table:table-cell table:style-name="b1.B7" office:value-type="string">
            <text:p text:style-name="P14"><text:span text:style-name="T14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5T11:43:27.48</dc:date>
    <meta:print-date>2019-04-03T15:18:00</meta:print-date>
    <meta:editing-cycles>162</meta:editing-cycles>
    <meta:editing-duration>PT11H18M2S</meta:editing-duration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1708"/>
  </office:meta>
</office:document-meta>
</file>